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nake and Ladd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y: Srujan Vasudevrao Deshpande</text:p>
            <text:p>And Vaibhav Gupt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roblem Statement: Implementation of Snake and Ladder Game using Graphs Multilis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03:48:14.800829507</meta:creation-date>
    <meta:editing-duration>PT2M3S</meta:editing-duration>
    <meta:editing-cycles>2</meta:editing-cycles>
    <meta:generator>LibreOffice/6.2.7.1$Linux_X86_64 LibreOffice_project/20$Build-1</meta:generator>
    <dc:title>Vivid</dc:title>
    <dc:date>2019-11-21T03:50:17.781647685</dc:date>
    <meta:document-statistic meta:object-count="51"/>
  </office:meta>
</office:document-meta>
</file>